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7e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2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9c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bc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a10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a27f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8a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e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5f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7e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43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67a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a5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 style:font-name-asian="標楷體1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7" style:family="text">
      <style:text-properties officeooo:rsid="45184302"/>
    </style:style>
    <style:style style:name="T8" style:family="text">
      <style:text-properties officeooo:rsid="451a9d73"/>
    </style:style>
    <style:style style:name="T9" style:family="text">
      <style:text-properties officeooo:rsid="36f0a7c4"/>
    </style:style>
    <style:style style:name="T10" style:family="text">
      <style:text-properties style:font-name="標楷體1"/>
    </style:style>
    <style:style style:name="T11" style:family="text">
      <style:text-properties style:font-name="標楷體1" officeooo:rsid="45242fae"/>
    </style:style>
    <style:style style:name="T12" style:family="text">
      <style:text-properties style:font-name="標楷體1" style:font-name-asian="標楷體1"/>
    </style:style>
    <style:style style:name="T13" style:family="text">
      <style:text-properties style:font-name="標楷體1" officeooo:rsid="45270db9" style:font-name-asian="標楷體1"/>
    </style:style>
    <style:style style:name="T14" style:family="text">
      <style:text-properties style:font-name="標楷體1" officeooo:rsid="456a0b29" style:font-name-asian="標楷體1"/>
    </style:style>
    <style:style style:name="T15" style:family="text">
      <style:text-properties style:font-name="標楷體1" officeooo:rsid="456beca9" style:font-name-asian="標楷體1"/>
    </style:style>
    <style:style style:name="T16" style:family="text">
      <style:text-properties style:font-name="標楷體1" officeooo:rsid="4571296f" style:font-name-asian="標楷體1"/>
    </style:style>
    <style:style style:name="T17" style:family="text">
      <style:text-properties style:font-name="標楷體1" officeooo:rsid="4661a6f9" style:font-name-asian="標楷體1"/>
    </style:style>
    <style:style style:name="T18" style:family="text">
      <style:text-properties style:font-name="標楷體1" officeooo:rsid="46706591" style:font-name-asian="標楷體1"/>
    </style:style>
    <style:style style:name="T19" style:family="text">
      <style:text-properties style:font-name="標楷體1" officeooo:rsid="46aaaba8" style:font-name-asian="標楷體1"/>
    </style:style>
    <style:style style:name="T20" style:family="text">
      <style:text-properties style:font-name="標楷體1" officeooo:rsid="46aeacfc" style:font-name-asian="標楷體1"/>
    </style:style>
    <style:style style:name="T21" style:family="text">
      <style:text-properties style:font-name="標楷體1" officeooo:rsid="46b99e70" style:font-name-asian="標楷體1"/>
    </style:style>
    <style:style style:name="T22" style:family="text">
      <style:text-properties style:font-name="標楷體1" officeooo:rsid="46c1f4b7" style:font-name-asian="標楷體1"/>
    </style:style>
    <style:style style:name="T23" style:family="text">
      <style:text-properties style:font-name="標楷體1" officeooo:rsid="46ccf407" style:font-name-asian="標楷體1"/>
    </style:style>
    <style:style style:name="T24" style:family="text">
      <style:text-properties style:font-name="標楷體1" officeooo:rsid="46cef991" style:font-name-asian="標楷體1"/>
    </style:style>
    <style:style style:name="T25" style:family="text">
      <style:text-properties style:font-name="標楷體1" officeooo:rsid="46d8a26a" style:font-name-asian="標楷體1"/>
    </style:style>
    <style:style style:name="T26" style:family="text">
      <style:text-properties style:font-name="標楷體1" officeooo:rsid="46e19a12" style:font-name-asian="標楷體1"/>
    </style:style>
    <style:style style:name="T27" style:family="text">
      <style:text-properties style:font-name="標楷體1" officeooo:rsid="46e4fdb5" style:font-name-asian="標楷體1"/>
    </style:style>
    <style:style style:name="T28" style:family="text">
      <style:text-properties style:font-name="標楷體1" officeooo:rsid="46e51e1b" style:font-name-asian="標楷體1"/>
    </style:style>
    <style:style style:name="T29" style:family="text">
      <style:text-properties style:font-name="標楷體1" officeooo:rsid="46eeeb9d" style:font-name-asian="標楷體1"/>
    </style:style>
    <style:style style:name="T30" style:family="text">
      <style:text-properties style:font-name="標楷體1" officeooo:rsid="46effd8b" style:font-name-asian="標楷體1"/>
    </style:style>
    <style:style style:name="T31" style:family="text">
      <style:text-properties style:font-name="標楷體1" officeooo:rsid="2e2d83da"/>
    </style:style>
    <style:style style:name="T32" style:family="text">
      <style:text-properties style:font-name="標楷體1" officeooo:rsid="2cd378be"/>
    </style:style>
    <style:style style:name="T33" style:family="text">
      <style:text-properties style:font-name="標楷體1" officeooo:rsid="431308b3"/>
    </style:style>
    <style:style style:name="T34" style:family="text">
      <style:text-properties style:font-name="標楷體1" officeooo:rsid="4690aa39"/>
    </style:style>
    <style:style style:name="T35" style:family="text">
      <style:text-properties style:font-name="標楷體1" officeooo:rsid="43474ae5"/>
    </style:style>
    <style:style style:name="T36" style:family="text">
      <style:text-properties style:font-name="標楷體1" officeooo:rsid="46c0109c"/>
    </style:style>
    <style:style style:name="T37" style:family="text">
      <style:text-properties style:font-name="標楷體1" officeooo:rsid="46b99e70"/>
    </style:style>
    <style:style style:name="T38" style:family="text">
      <style:text-properties style:font-name="標楷體1" style:font-name-asian="Liberation Serif1" style:font-name-complex="Liberation Serif1"/>
    </style:style>
    <style:style style:name="T39" style:family="text">
      <style:text-properties officeooo:rsid="45270db9"/>
    </style:style>
    <style:style style:name="T40" style:family="text">
      <style:text-properties style:font-name="Arial" officeooo:rsid="45184302" style:font-name-asian="Arial"/>
    </style:style>
    <style:style style:name="T41" style:family="text">
      <style:text-properties style:font-name="Arial" officeooo:rsid="451a9d73" style:font-name-asian="Arial"/>
    </style:style>
    <style:style style:name="T42" style:family="text">
      <style:text-properties officeooo:rsid="45544b8d"/>
    </style:style>
    <style:style style:name="T43" style:family="text">
      <style:text-properties officeooo:rsid="456a0b29"/>
    </style:style>
    <style:style style:name="T44" style:family="text">
      <style:text-properties officeooo:rsid="45eb9521"/>
    </style:style>
    <style:style style:name="T45" style:family="text">
      <style:text-properties officeooo:rsid="45eb9521" style:font-name-asian="Arial"/>
    </style:style>
    <style:style style:name="T46" style:family="text">
      <style:text-properties officeooo:rsid="461d39ec" style:font-name-asian="Arial"/>
    </style:style>
    <style:style style:name="T47" style:family="text">
      <style:text-properties officeooo:rsid="46a47b1e" style:font-name-asian="Arial"/>
    </style:style>
    <style:style style:name="T48" style:family="text">
      <style:text-properties officeooo:rsid="46f5877b" style:font-name-asian="Arial"/>
    </style:style>
    <style:style style:name="T49" style:family="text">
      <style:text-properties officeooo:rsid="461d39ec"/>
    </style:style>
    <style:style style:name="T50" style:family="text">
      <style:text-properties officeooo:rsid="464ec22e"/>
    </style:style>
    <style:style style:name="T51" style:family="text">
      <style:text-properties officeooo:rsid="4658a454"/>
    </style:style>
    <style:style style:name="T52" style:family="text">
      <style:text-properties officeooo:rsid="4661a6f9"/>
    </style:style>
    <style:style style:name="T53" style:family="text">
      <style:text-properties fo:color="#333333"/>
    </style:style>
    <style:style style:name="T54" style:family="text">
      <style:text-properties fo:color="#333333" officeooo:rsid="461d39ec"/>
    </style:style>
    <style:style style:name="T55" style:family="text">
      <style:text-properties fo:color="#333333" officeooo:rsid="461d39ec" style:font-name-asian="Arial"/>
    </style:style>
    <style:style style:name="T5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7" style:family="text">
      <style:text-properties officeooo:rsid="43474ae5"/>
    </style:style>
    <style:style style:name="T58" style:family="text">
      <style:text-properties style:text-underline-style="solid" style:text-underline-width="auto" style:text-underline-color="font-color" officeooo:rsid="362b5268"/>
    </style:style>
    <style:style style:name="T59" style:family="text">
      <style:text-properties style:text-underline-style="solid" style:text-underline-width="auto" style:text-underline-color="font-color" officeooo:rsid="4700735c"/>
    </style:style>
    <style:style style:name="T60" style:family="text">
      <style:text-properties officeooo:rsid="4c43b58b"/>
    </style:style>
    <style:style style:name="T61" style:family="text">
      <style:text-properties officeooo:rsid="362b5268"/>
    </style:style>
    <style:style style:name="T62" style:family="text">
      <style:text-properties officeooo:rsid="46a47b1e"/>
    </style:style>
    <style:style style:name="T63" style:family="text">
      <style:text-properties officeooo:rsid="46aaaba8"/>
    </style:style>
    <style:style style:name="T64" style:family="text">
      <style:text-properties officeooo:rsid="46aeacfc"/>
    </style:style>
    <style:style style:name="T65" style:family="text">
      <style:text-properties style:font-name="標楷體"/>
    </style:style>
    <style:style style:name="T66" style:family="text">
      <style:text-properties style:font-name="標楷體" officeooo:rsid="46b99e70"/>
    </style:style>
    <style:style style:name="T67" style:family="text">
      <style:text-properties style:font-name="標楷體" officeooo:rsid="46c0109c"/>
    </style:style>
    <style:style style:name="T68" style:family="text">
      <style:text-properties style:font-name="標楷體" officeooo:rsid="46cdf440"/>
    </style:style>
    <style:style style:name="T69" style:family="text">
      <style:text-properties style:font-name="標楷體" officeooo:rsid="46d42b52"/>
    </style:style>
    <style:style style:name="T70" style:family="text">
      <style:text-properties style:font-name="標楷體" officeooo:rsid="46e285b7"/>
    </style:style>
    <style:style style:name="T71" style:family="text">
      <style:text-properties style:font-name="標楷體" officeooo:rsid="46e48fc0"/>
    </style:style>
    <style:style style:name="T72" style:family="text">
      <style:text-properties style:font-name="標楷體" officeooo:rsid="46eb05ed"/>
    </style:style>
    <style:style style:name="T73" style:family="text">
      <style:text-properties style:font-name="標楷體" officeooo:rsid="46ec7853"/>
    </style:style>
    <style:style style:name="T74" style:family="text">
      <style:text-properties style:font-name="標楷體" officeooo:rsid="46ee3334"/>
    </style:style>
    <style:style style:name="T75" style:family="text">
      <style:text-properties officeooo:rsid="46c095cf"/>
    </style:style>
    <style:style style:name="T76" style:family="text">
      <style:text-properties officeooo:rsid="46c1f4b7"/>
    </style:style>
    <style:style style:name="T77" style:family="text">
      <style:text-properties style:font-name="Liberation Serif1" officeooo:rsid="46cdf440" style:font-name-asian="Liberation Serif1" style:font-name-complex="Liberation Serif1"/>
    </style:style>
    <style:style style:name="T78" style:family="text">
      <style:text-properties officeooo:rsid="4700735c"/>
    </style:style>
    <style:style style:name="T79" style:family="text">
      <style:text-properties style:font-name-asian="Arial"/>
    </style:style>
    <style:style style:name="T80" style:family="text">
      <style:text-properties officeooo:rsid="470afefd"/>
    </style:style>
    <style:style style:name="T81" style:family="text">
      <style:text-properties style:font-name="標楷體1"/>
    </style:style>
    <style:style style:name="T82" style:family="text">
      <style:text-properties style:font-name="標楷體1" officeooo:rsid="470afefd"/>
    </style:style>
    <style:style style:name="T83" style:family="text">
      <style:text-properties style:font-name="標楷體1" style:font-name-asian="Liberation Serif1" style:font-name-complex="Liberation Serif1"/>
    </style:style>
    <style:style style:name="T84" style:family="text">
      <style:text-properties style:font-name="標楷體1" officeooo:rsid="470c7ca7"/>
    </style:style>
    <style:style style:name="T85" style:family="text">
      <style:text-properties style:font-name="標楷體1" style:font-name-asian="標楷體1"/>
    </style:style>
    <style:style style:name="T86" style:family="text">
      <style:text-properties style:font-name="標楷體1" officeooo:rsid="470e9e3a" style:font-name-asian="標楷體1"/>
    </style:style>
    <style:style style:name="T87" style:family="text">
      <style:text-properties style:font-name="標楷體1" officeooo:rsid="4712b5f1" style:font-name-asian="標楷體1"/>
    </style:style>
    <style:style style:name="T88" style:family="text">
      <style:text-properties style:font-name="標楷體1" officeooo:rsid="4713eab6" style:font-name-asian="標楷體1"/>
    </style:style>
    <style:style style:name="T89" style:family="text">
      <style:text-properties style:font-name="標楷體1" officeooo:rsid="47145a40" style:font-name-asian="標楷體1"/>
    </style:style>
    <style:style style:name="T90" style:family="text">
      <style:text-properties style:font-name="標楷體1" officeooo:rsid="4726f026" style:font-name-asian="標楷體1"/>
    </style:style>
    <style:style style:name="T91" style:family="text">
      <style:text-properties style:font-name="標楷體1" officeooo:rsid="472a03c2" style:font-name-asian="標楷體1"/>
    </style:style>
    <style:style style:name="T92" style:family="text">
      <style:text-properties style:font-name="標楷體1" officeooo:rsid="473fda92" style:font-name-asian="標楷體1"/>
    </style:style>
    <style:style style:name="T93" style:family="text">
      <style:text-properties style:font-name="標楷體1" officeooo:rsid="47409b80" style:font-name-asian="標楷體1"/>
    </style:style>
    <style:style style:name="T94" style:family="text">
      <style:text-properties officeooo:rsid="4713ea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0374686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136">量變、質變。</text:p>
              <text:list>
                <text:list-item>
                  <text:p text:style-name="P137">從 某一特定個體 變成 該個體<text:span text:style-name="T3"> </text:span><text:span text:style-name="T6">↔</text:span><text:span text:style-name="T4"> 量變</text:span>。</text:p>
                </text:list-item>
                <text:list-item>
                  <text:p text:style-name="P2">從 某一特定個體 變成 其他個體 <text:span text:style-name="T40">↔</text:span><text:span text:style-name="T7"> 質變</text:span>。</text:p>
                </text:list-item>
              </text:list>
            </text:list-item>
            <text:list-item>
              <text:p text:style-name="P138">量變、質變。</text:p>
              <text:list>
                <text:list-item>
                  <text:p text:style-name="P139"><text:span text:style-name="T4">振幅型、編碼型、光型、磁場型、位能型、能量型、宗態層級型 </text:span><text:span text:style-name="T3">量變、質變</text:span>。</text:p>
                </text:list-item>
              </text:list>
            </text:list-item>
            <text:list-item>
              <text:p text:style-name="P138">明顯例子，視覺。</text:p>
              <text:list>
                <text:list-item>
                  <text:p text:style-name="P140"><text:span text:style-name="T3">（相關描述在 </text:span><text:span text:style-name="T5">歷史人物</text:span><text:span text:style-name="T3"> 文件群的 </text:span><text:span text:style-name="T5">蘇格拉底</text:span><text:span text:style-name="T3">的 </text:span><text:span text:style-name="T5">明顯例子，視覺</text:span><text:span text:style-name="T3">）</text:span></text:p>
                </text:list-item>
                <text:list-item>
                  <text:p text:style-name="P3">光的 亮、暗 變化 <text:span text:style-name="T40">↔</text:span><text:span text:style-name="T7"> 量變</text:span>。</text:p>
                  <text:list>
                    <text:list-item>
                      <text:p text:style-name="P4">光的 <text:span text:style-name="T9">色調值、濃度值、亮度值</text:span> 變化 <text:span text:style-name="T40">↔</text:span><text:span text:style-name="T7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40">↔</text:span><text:span text:style-name="T7"> 質變、能量型質變、（從弦波）編碼（成方波）型質變</text:span>。</text:p>
                  <text:list>
                    <text:list-item>
                      <text:p text:style-name="P5">光 <text:span text:style-name="T41">↔</text:span><text:span text:style-name="T8"> 電磁波、弦波</text:span>。</text:p>
                    </text:list-item>
                    <text:list-item>
                      <text:p text:style-name="P6">電訊號 <text:span text:style-name="T41">↔</text:span><text:span text:style-name="T8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40">↔</text:span><text:span text:style-name="T7"> 量變、能量型量變、光型量變、磁場型量變</text:span>。</text:p>
                </text:list-item>
                <text:list-item>
                  <text:p text:style-name="P7">光、能量 從 光 變成 力 <text:span text:style-name="T40">↔</text:span><text:span text:style-name="T7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40">↔</text:span><text:span text:style-name="T7"> 量變</text:span>。</text:p>
                  <text:list>
                    <text:list-item>
                      <text:p text:style-name="P10">從 位能 變成 位能 <text:span text:style-name="T40">↔</text:span><text:span text:style-name="T7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40">↔</text:span><text:span text:style-name="T7"> 質變</text:span>。</text:p>
                  <text:list>
                    <text:list-item>
                      <text:p text:style-name="P10">從 位能 變成 動能 <text:span text:style-name="T40">↔</text:span><text:span text:style-name="T7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0">E = </text:span><text:span text:style-name="T11">m * c</text:span><text:span text:style-name="T1">2</text:span>。</text:p>
              <text:list>
                <text:list-item>
                  <text:p text:style-name="P9">從 能量 變成 能量 <text:span text:style-name="T40">↔</text:span><text:span text:style-name="T7"> 量變</text:span>。</text:p>
                </text:list-item>
                <text:list-item>
                  <text:p text:style-name="P9">從 能量 變成 物質 <text:span text:style-name="T40">↔</text:span><text:span text:style-name="T7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2">從 第一個&lt;?</text:span><text:span text:style-name="T13">a&gt;個體</text:span><text:span text:style-name="T12"> 變成 第二個&lt;?</text:span><text:span text:style-name="T13">a&gt;個體</text:span> <text:span text:style-name="T40">↔</text:span><text:span text:style-name="T7"> 量變、宗態層級型量變</text:span>。</text:p>
                </text:list-item>
                <text:list-item>
                  <text:p text:style-name="P13"><text:span text:style-name="T12">從 &lt;?</text:span><text:span text:style-name="T13">a&gt;個體</text:span><text:span text:style-name="T12"> 變成 &lt;?</text:span><text:span text:style-name="T13">b&gt;個</text:span><text:span text:style-name="T39">體</text:span> <text:span text:style-name="T40">↔</text:span><text:span text:style-name="T7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40">↔</text:span><text:span text:style-name="T7"> 想要、需要、已經要、正在要、即將要</text:span>。</text:p>
                    </text:list-item>
                    <text:list-item>
                      <text:p text:style-name="P14">維護 <text:span text:style-name="T40">↔</text:span><text:span text:style-name="T7"> 維持</text:span>。</text:p>
                    </text:list-item>
                    <text:list-item>
                      <text:p text:style-name="P14">增加 <text:span text:style-name="T40">↔</text:span><text:span text:style-name="T7"> 提升、昇華</text:span>。</text:p>
                    </text:list-item>
                    <text:list-item>
                      <text:p text:style-name="P157">權力 <text:span text:style-name="T40">↔</text:span><text:span text:style-name="T7"> </text:span>權力、權利、權限。</text:p>
                    </text:list-item>
                    <text:list-item>
                      <text:p text:style-name="P15">金錢 <text:span text:style-name="T40">↔</text:span><text:span text:style-name="T7"> 利益、資產、資源</text:span>。</text:p>
                    </text:list-item>
                    <text:list-item>
                      <text:p text:style-name="P15">名聲 <text:span text:style-name="T40">↔</text:span><text:span text:style-name="T7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40">↔</text:span><text:span text:style-name="T7"> 量變</text:span>。</text:p>
                      <text:list>
                        <text:list-item>
                          <text:p text:style-name="P18">從 權力 變成（（已經、正在、即將）（維護、增加 的）權力）<text:span text:style-name="T40">↔</text:span><text:span text:style-name="T7"> 量變</text:span>。</text:p>
                        </text:list-item>
                        <text:list-item>
                          <text:p text:style-name="P18">從 <text:span text:style-name="T12">((維護、增加)權力)</text:span> 變成（<text:span text:style-name="T12">(已經、正在、即將)(維護、增加 的)</text:span>權力）<text:span text:style-name="T40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40">↔</text:span><text:span text:style-name="T7"> 質變</text:span>。</text:p>
                      <text:list>
                        <text:list-item>
                          <text:p text:style-name="P19">從 權力 變成 做 變成 權力 <text:span text:style-name="T40">↔</text:span><text:span text:style-name="T7"> 質變</text:span>。</text:p>
                        </text:list-item>
                        <text:list-item>
                          <text:p text:style-name="P21"><text:span text:style-name="T12">從（維護、增加 權力）</text:span>變成（做 該事情）變成（維護、增加 權力）<text:span text:style-name="T7"> </text:span><text:span text:style-name="T40">↔</text:span><text:span text:style-name="T7"> 質變</text:span>。</text:p>
                        </text:list-item>
                        <text:list-item>
                          <text:p text:style-name="P22">事情 <text:span text:style-name="T40">↔</text:span><text:span text:style-name="T7"> 事件。</text:span></text:p>
                          <text:list>
                            <text:list-item>
                              <text:p text:style-name="P22">事情 <text:span text:style-name="T40">↔</text:span><text:span text:style-name="T7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40">↔</text:span><text:span text:style-name="T7"> 量變</text:span>。</text:p>
                      <text:list>
                        <text:list-item>
                          <text:p text:style-name="P25">從 立法委員的（立法）權力 變成（該）立法委員（要）的權力 <text:span text:style-name="T40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40">↔</text:span><text:span text:style-name="T7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42"> 消失</text:span> 某一特定（其他）立法委員 →<text:span text:style-name="T42"> </text:span>強行 立 某一特定法。</text:p>
                  <text:list>
                    <text:list-item>
                      <text:p text:style-name="P28">假定，該法 是 <text:span text:style-name="T7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40">↔</text:span><text:span text:style-name="T7"> 質變</text:span>。</text:p>
                      <text:list>
                        <text:list-item>
                          <text:p text:style-name="P30">從（權力 以外的 其他個體）變成 權力 <text:span text:style-name="T40">↔</text:span><text:span text:style-name="T7"> 質變</text:span>。</text:p>
                          <text:list>
                            <text:list-item>
                              <text:p text:style-name="P30">從（<text:span text:style-name="T12">(立法委員的)權</text:span>力 以外的 其他個體）變成 <text:span text:style-name="T12">(立法委員的)</text:span>權力 <text:span text:style-name="T40">↔</text:span><text:span text:style-name="T7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40">↔</text:span><text:span text:style-name="T7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40">↔</text:span><text:span text:style-name="T7"> 量變</text:span>。</text:p>
                    </text:list-item>
                    <text:list-item>
                      <text:p text:style-name="P33">從（在 英國的）英國人 變成（在 美洲的）英國人 <text:span text:style-name="T40">↔</text:span><text:span text:style-name="T7"> 量變</text:span>。</text:p>
                      <text:list>
                        <text:list-item>
                          <text:p text:style-name="P141">從（在）英國（的英國人）變成（在）美洲（的英國人）<text:span text:style-name="T40">↔</text:span><text:span text:style-name="T7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40">↔</text:span><text:span text:style-name="T7"> 質變</text:span>。</text:p>
                    </text:list-item>
                    <text:list-item>
                      <text:p text:style-name="P34">從（在 美洲的）英國人、印地安人 變成（在 美洲的）美國人 <text:span text:style-name="T40">↔</text:span><text:span text:style-name="T7"> 質變</text:span>。</text:p>
                      <text:list>
                        <text:list-item>
                          <text:p text:style-name="P142">從 人 變成 人 <text:span text:style-name="T40">↔</text:span><text:span text:style-name="T7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40">↔</text:span><text:span text:style-name="T7"> 量變</text:span>。</text:p>
                    </text:list-item>
                    <text:list-item>
                      <text:p text:style-name="P36">從（正在傳承 的）中國人 變成（摧毀傳承 的）中國人 <text:span text:style-name="T40">↔</text:span><text:span text:style-name="T7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40">↔</text:span><text:span text:style-name="T7"> 質變</text:span>。</text:p>
                    </text:list-item>
                    <text:list-item>
                      <text:p text:style-name="P36">從（在 中國大陸的）明朝人 變成（在 中國大陸的）清朝人 <text:span text:style-name="T40">↔</text:span><text:span text:style-name="T7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2">氏</text:span><text:span text:style-name="T14">10000</text:span><text:span text:style-name="T43">度，某一特定個體 是</text:span><text:span text:style-name="T14"> 1%液態、9</text:span><text:span text:style-name="T15">9</text:span><text:span text:style-name="T14">%固態</text:span><text:span text:style-name="T43">。</text:span></text:p>
                </text:list-item>
                <text:list-item>
                  <text:p text:style-name="P37">假定，攝<text:span text:style-name="T12">氏</text:span><text:span text:style-name="T14">100000000</text:span><text:span text:style-name="T43">度，該個體 是</text:span><text:span text:style-name="T14"> </text:span><text:span text:style-name="T16">99</text:span><text:span text:style-name="T14">%液態、</text:span><text:span text:style-name="T16">1</text:span><text:span text:style-name="T14">%固態</text:span>。</text:p>
                  <text:list>
                    <text:list-item>
                      <text:p text:style-name="P37">從 攝<text:span text:style-name="T12">氏</text:span><text:span text:style-name="T14">10000度 到 </text:span><text:span text:style-name="T12">攝氏</text:span><text:span text:style-name="T14">100000000</text:span><text:span text:style-name="T43">度，從 </text:span><text:span text:style-name="T14">1%液態</text:span><text:span text:style-name="T43"> 到 </text:span><text:span text:style-name="T16">99</text:span><text:span text:style-name="T14">%液態</text:span><text:span text:style-name="T43"> </text:span><text:span text:style-name="T40">↔</text:span><text:span text:style-name="T7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2">氏</text:span><text:span text:style-name="T14">10000度、9</text:span><text:span text:style-name="T15">9</text:span><text:span text:style-name="T14">%固態</text:span><text:span text:style-name="T43">，該個體 是 固態個體</text:span>。</text:p>
                </text:list-item>
                <text:list-item>
                  <text:p text:style-name="P39">假定，其他個體 認定，攝<text:span text:style-name="T12">氏</text:span><text:span text:style-name="T14">100000000度、</text:span><text:span text:style-name="T16">99</text:span><text:span text:style-name="T14">%液態</text:span><text:span text:style-name="T43">，該個體 是 液態個體</text:span>。</text:p>
                  <text:list>
                    <text:list-item>
                      <text:p text:style-name="P40">從 攝<text:span text:style-name="T12">氏</text:span><text:span text:style-name="T14">10000度 到 </text:span><text:span text:style-name="T12">攝氏</text:span><text:span text:style-name="T14">100000000</text:span><text:span text:style-name="T43">度，從 固態個體 到 液態個體 </text:span><text:span text:style-name="T40">↔</text:span><text:span text:style-name="T7"> 質變</text:span>。</text:p>
                    </text:list-item>
                  </text:list>
                </text:list-item>
                <text:list-item>
                  <text:p text:style-name="P41">從 攝<text:span text:style-name="T12">氏</text:span><text:span text:style-name="T14">10000度 到 </text:span><text:span text:style-name="T12">攝氏</text:span><text:span text:style-name="T14">100000000</text:span><text:span text:style-name="T43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43">是 量變、質變、量質二相性</text:span>。</text:p>
                          <text:list>
                            <text:list-item>
                              <text:p text:style-name="P43"><text:span text:style-name="T43">量質二相性 </text:span><text:span text:style-name="T40">↔</text:span><text:span text:style-name="T7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45">↔</text:span><text:span text:style-name="T44"> 思想</text:span>。</text:p>
                    </text:list-item>
                    <text:list-item>
                      <text:p text:style-name="P45">大腦判斷 <text:span text:style-name="T44">↔ 決策</text:span>。</text:p>
                    </text:list-item>
                    <text:list-item>
                      <text:p text:style-name="P43">感測、交互作用 <text:span text:style-name="T44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31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<text:span text:style-name="T53">哲學 描述 </text:span>字詞。</text:p>
              <text:list>
                <text:list-item>
                  <text:p text:style-name="P144">（<text:span text:style-name="T61">字詞 的 相關描述在 </text:span><text:span text:style-name="T58">哲學</text:span><text:span text:style-name="T61"> 文件群的 </text:span><text:span text:style-name="T58">字詞</text:span><text:span text:style-name="T60">）</text:span></text:p>
                </text:list-item>
                <text:list-item>
                  <text:p text:style-name="P147"><text:span text:style-name="T53">哲學 對 字詞 </text:span>推廣化、深入化、實體化、抽象化。</text:p>
                  <text:list>
                    <text:list-item>
                      <text:p text:style-name="P48">推廣化 <text:span text:style-name="T46">↔</text:span><text:span text:style-name="T49"> 函數修改化</text:span>。</text:p>
                    </text:list-item>
                    <text:list-item>
                      <text:p text:style-name="P48">深入化 <text:span text:style-name="T46">↔</text:span><text:span text:style-name="T49"> </text:span>函數曲線<text:span text:style-name="T49">化</text:span>。</text:p>
                    </text:list-item>
                    <text:list-item>
                      <text:p text:style-name="P48">實體化 <text:span text:style-name="T46">↔</text:span><text:span text:style-name="T49"> 函數</text:span>實體化。</text:p>
                    </text:list-item>
                    <text:list-item>
                      <text:p text:style-name="P48">抽象化 <text:span text:style-name="T46">↔</text:span><text:span text:style-name="T49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148">推廣化<text:span text:style-name="T53"> </text:span><text:span text:style-name="T55">↔</text:span><text:span text:style-name="T54"> 排列組合化、修改增減化、</text:span><text:span text:style-name="T53">函數修改</text:span><text:span text:style-name="T54">化</text:span>。</text:p>
                      <text:list>
                        <text:list-item>
                          <text:p text:style-name="P54"><text:span text:style-name="T49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49">化 的 </text:span>明顯例子<text:span text:style-name="T12">，</text:span><text:span text:style-name="T18">ax</text:span><text:span text:style-name="T2">2</text:span><text:span text:style-name="T18"> + bx + c </text:span>修改成 <text:span text:style-name="T18">ax</text:span><text:span text:style-name="T2">3</text:span><text:span text:style-name="T18"> + 5bx + c</text:span>。</text:p>
                        </text:list-item>
                      </text:list>
                    </text:list-item>
                    <text:list-item>
                      <text:p text:style-name="P149">深入化<text:span text:style-name="T53"> </text:span><text:span text:style-name="T55">↔</text:span><text:span text:style-name="T54"> 定義化、</text:span><text:span text:style-name="T53">函數曲線</text:span><text:span text:style-name="T54">化、函數方程式化</text:span><text:span text:style-name="T49">。</text:span></text:p>
                      <text:list>
                        <text:list-item>
                          <text:p text:style-name="P59"><text:span text:style-name="T49">使用 不同角度、不同視角、不同情境 描述 字詞</text:span>。</text:p>
                        </text:list-item>
                        <text:list-item>
                          <text:p text:style-name="P60">抽象例子，手電筒 使用 <text:span text:style-name="T49">不同 角度、位置、亮度、顏色、範圍 照射 某一特定個體</text:span>。</text:p>
                        </text:list-item>
                        <text:list-item>
                          <text:p text:style-name="P61">抽象例子，描述 不同 溫度、壓力、大小、動能、位能、電能 情況的<text:span text:style-name="T49"> 某一特定個體</text:span>。</text:p>
                        </text:list-item>
                      </text:list>
                    </text:list-item>
                    <text:list-item>
                      <text:p text:style-name="P150">實體化<text:span text:style-name="T53"> </text:span><text:span text:style-name="T55">↔</text:span><text:span text:style-name="T54"> 物件化、日常生活化、修煉生活化、新知生活化、跨領域移植</text:span>。</text:p>
                      <text:list>
                        <text:list-item>
                          <text:p text:style-name="P62"><text:span text:style-name="T49">物件 是</text:span>（程式語言的<text:span text:style-name="T10">）</text:span><text:span text:style-name="T49">物件</text:span>。</text:p>
                        </text:list-item>
                        <text:list-item>
                          <text:p text:style-name="P63"><text:span text:style-name="T49">新知生活化 的 </text:span>明顯例子<text:span text:style-name="T10">，</text:span><text:span text:style-name="T49">新知 日常生活化、修煉生活化</text:span>。</text:p>
                          <text:list>
                            <text:list-item>
                              <text:p text:style-name="P64"><text:span text:style-name="T49">新知 的 </text:span>明顯例子<text:span text:style-name="T10">，</text:span><text:span text:style-name="T49">新的 知識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抽象化<text:span text:style-name="T53"> </text:span><text:span text:style-name="T55">↔</text:span><text:span text:style-name="T54"> 類別化、數學化、函數名稱化</text:span>。</text:p>
                      <text:list>
                        <text:list-item>
                          <text:p text:style-name="P65"><text:span text:style-name="T49">類別 是</text:span>（程式語言的<text:span text:style-name="T10">）</text:span><text:span text:style-name="T49">類別</text:span>。</text:p>
                        </text:list-item>
                        <text:list-item>
                          <text:p text:style-name="P66">抽象例子。</text:p>
                          <text:list>
                            <text:list-item>
                              <text:p text:style-name="P152"><text:span text:style-name="T53">哲學 </text:span>哲學<text:span text:style-name="T49">數學化</text:span>。</text:p>
                              <text:list>
                                <text:list-item>
                                  <text:p text:style-name="P67">抽象化。</text:p>
                                </text:list-item>
                                <text:list-item>
                                  <text:p text:style-name="P153">有機率 失真。</text:p>
                                </text:list-item>
                              </text:list>
                            </text:list-item>
                            <text:list-item>
                              <text:p text:style-name="P68">使用 數學工具、數學公式、數學模型 發展（哲學<text:span text:style-name="T49">數學化 之後的</text:span>）哲學。</text:p>
                              <text:list>
                                <text:list-item>
                                  <text:p text:style-name="P69">推廣化、深入化。</text:p>
                                </text:list-item>
                              </text:list>
                            </text:list-item>
                            <text:list-item>
                              <text:p text:style-name="P70">（哲學<text:span text:style-name="T49">數學化 之後的</text:span>）哲學 <text:span text:style-name="T49">數學</text:span>哲學<text:span text:style-name="T49">化、數學物理化、日常生活化</text:span>。</text:p>
                              <text:list>
                                <text:list-item>
                                  <text:p text:style-name="P67">實體化。</text:p>
                                </text:list-item>
                                <text:list-item>
                                  <text:p text:style-name="P154">有機率<text:span text:style-name="T53"> 失真、</text:span>得出奇怪的結果。</text:p>
                                  <text:list>
                                    <text:list-item>
                                      <text:p text:style-name="P71">得出奇怪的結果 <text:span text:style-name="T47">↔</text:span><text:span text:style-name="T62"> </text:span>哲學災難。</text:p>
                                      <text:list>
                                        <text:list-item>
                                          <text:p text:style-name="P72">抽象例子，紫外災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抽象例子。</text:p>
                          <text:list>
                            <text:list-item>
                              <text:p text:style-name="P73">哲學 →<text:span text:style-name="T50">（</text:span>哲學<text:span text:style-name="T49">數學化</text:span><text:span text:style-name="T32">）</text:span>→ 哲學型<text:span text:style-name="T51">數學</text:span>。</text:p>
                            </text:list-item>
                            <text:list-item>
                              <text:p text:style-name="P74">使用 數學工具、數學公式、數學模型 計算 哲學型<text:span text:style-name="T51">數學</text:span>。</text:p>
                            </text:list-item>
                            <text:list-item>
                              <text:p text:style-name="P73">哲學型<text:span text:style-name="T51">數學 </text:span>→<text:span text:style-name="T50">（數學</text:span>哲學<text:span text:style-name="T49">化</text:span><text:span text:style-name="T32">）</text:span>→ 哲學。</text:p>
                            </text:list-item>
                          </text:list>
                        </text:list-item>
                        <text:list-item>
                          <text:p text:style-name="P75">抽象例子。</text:p>
                          <text:list>
                            <text:list-item>
                              <text:p text:style-name="P76"><text:span text:style-name="T32">時域</text:span><text:span text:style-name="T49">方程式 </text:span>→<text:span text:style-name="T50">（</text:span><text:span text:style-name="T32">傅立葉轉換）</text:span>→ <text:span text:style-name="T32">頻域</text:span><text:span text:style-name="T49">方程式</text:span>。</text:p>
                            </text:list-item>
                            <text:list-item>
                              <text:p text:style-name="P77">使用 積分 計算 <text:span text:style-name="T32">頻域</text:span><text:span text:style-name="T49">方程式</text:span>。</text:p>
                            </text:list-item>
                            <text:list-item>
                              <text:p text:style-name="P78"><text:span text:style-name="T32">頻域</text:span><text:span text:style-name="T50">方程式 </text:span>→<text:span text:style-name="T50">（</text:span>反<text:span text:style-name="T32">傅立葉轉換）</text:span>→ <text:span text:style-name="T32">時域</text:span><text:span text:style-name="T49">方程式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推廣化、深入化 有機率需要 提升、昇華 哲學。</text:p>
                  <text:list>
                    <text:list-item>
                      <text:p text:style-name="P80">推廣化、深入化 有機率出現 無限迴圈、無限繁殖 現象。</text:p>
                      <text:list>
                        <text:list-item>
                          <text:p text:style-name="P80">反制。</text:p>
                          <text:list>
                            <text:list-item>
                              <text:p text:style-name="P81">明顯例子，要 有節制的、有限次數的 排列組合<text:span text:style-name="T49">、修改增減、</text:span>函數曲線<text:span text:style-name="T49">化</text:span>。</text:p>
                            </text:list-item>
                            <text:list-item>
                              <text:p text:style-name="P80">明顯例子，<text:span text:style-name="T52">有限迴圈、有限繁殖。</text:span></text:p>
                            </text:list-item>
                            <text:list-item>
                              <text:p text:style-name="P65">抽象例子，（程式語言的<text:span text:style-name="T12">）</text:span><text:span text:style-name="T17">for迴</text:span><text:span text:style-name="T52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抽象例子，邊走邊（使用 手電筒）照亮。</text:p>
                    </text:list-item>
                    <text:list-item>
                      <text:p text:style-name="P83">抽象例子，手電筒 照亮的 廣度、角度 <text:span text:style-name="T46">↔</text:span><text:span text:style-name="T49"> </text:span>推廣化。</text:p>
                    </text:list-item>
                    <text:list-item>
                      <text:p text:style-name="P83">抽象例子，手電筒 照亮的 深度、長度 <text:span text:style-name="T46">↔</text:span><text:span text:style-name="T49"> </text:span>深入化。</text:p>
                      <text:list>
                        <text:list-item>
                          <text:p text:style-name="P84">手電筒 照亮的 範圍 不是 無限。</text:p>
                        </text:list-item>
                        <text:list-item>
                          <text:p text:style-name="P84">手電筒 照亮的 範圍 是 有限。</text:p>
                          <text:list>
                            <text:list-item>
                              <text:p text:style-name="P85">範圍 <text:span text:style-name="T46">↔</text:span><text:span text:style-name="T49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6">實體化 有機率有 實際用途。</text:p>
                  <text:list>
                    <text:list-item>
                      <text:p text:style-name="P87">抽象例子，手電筒 照亮的 物體 <text:span text:style-name="T46">↔</text:span><text:span text:style-name="T49"> </text:span>實體化。</text:p>
                    </text:list-item>
                    <text:list-item>
                      <text:p text:style-name="P88"><text:span text:style-name="T49">日常生活化、新知生活化、跨領域移植 有機率不需要 </text:span>節制、自我限縮。</text:p>
                    </text:list-item>
                    <text:list-item>
                      <text:p text:style-name="P88"><text:span text:style-name="T49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86">抽象化 有機率 方便、快速、電腦化 遞迴、拓展、推廣化、深入化、實體化、（再）抽象化。</text:p>
                  <text:list>
                    <text:list-item>
                      <text:p text:style-name="P89">抽象例子，手電筒 照亮（物體）的 影子 <text:span text:style-name="T46">↔</text:span><text:span text:style-name="T49"> </text:span>抽象化。</text:p>
                    </text:list-item>
                  </text:list>
                </text:list-item>
                <text:list-item>
                  <text:p text:style-name="P90">抽象描述，哲學 對 字詞 推廣化、深入化、實體化、抽象化。</text:p>
                  <text:list>
                    <text:list-item>
                      <text:p text:style-name="P90">推廣化、深入化 <text:span text:style-name="T46">↔</text:span><text:span text:style-name="T49"> </text:span><text:span text:style-name="T35">n</text:span><text:span text:style-name="T57">維坐標系的 第</text:span><text:span text:style-name="T33">1</text:span><text:span text:style-name="T49">維、第</text:span><text:span text:style-name="T34">2</text:span><text:span text:style-name="T49">維</text:span>。</text:p>
                    </text:list-item>
                    <text:list-item>
                      <text:p text:style-name="P90">實體化 <text:span text:style-name="T46">↔</text:span><text:span text:style-name="T49"> 函數（代入）數值</text:span>化。</text:p>
                    </text:list-item>
                    <text:list-item>
                      <text:p text:style-name="P90">抽象化 <text:span text:style-name="T46">↔</text:span><text:span text:style-name="T49"> 函數名稱化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最短距離"/>最短距離<text:bookmark-end text:name="最短距離"/></text:p>
          <text:list>
            <text:list-item>
              <text:p text:style-name="P90">明顯例子。</text:p>
              <text:list>
                <text:list-item>
                  <text:p text:style-name="P91">（沒有意識 的）光 不會走 全域型最短距離。</text:p>
                </text:list-item>
                <text:list-item>
                  <text:p text:style-name="P90">（沒有意識 的）光 會走 區域型最短距離。</text:p>
                </text:list-item>
                <text:list-item>
                  <text:p text:style-name="P90">明顯例子，假定，某一特定個體 在 某一特定傾斜面 上面。</text:p>
                  <text:list>
                    <text:list-item>
                      <text:p text:style-name="P90">假定，以 該傾斜面的 中心 為 座標系零點。</text:p>
                    </text:list-item>
                    <text:list-item>
                      <text:p text:style-name="P92"><text:span text:style-name="T21">假定，在 </text:span><text:span text:style-name="T12">XY平面的 </text:span><text:span text:style-name="T66">θ</text:span><text:span text:style-name="T23">度</text:span><text:span text:style-name="T66">，傾斜面的（XZ平面）傾斜角度 是（-θ）度</text:span>。</text:p>
                      <text:list>
                        <text:list-item>
                          <text:p text:style-name="P93"><text:span text:style-name="T68">90 </text:span><text:span text:style-name="T77">≥</text:span><text:span text:style-name="T68"> </text:span><text:span text:style-name="T66">θ </text:span><text:span text:style-name="T77">≥</text:span><text:span text:style-name="T68"> 0</text:span>。</text:p>
                        </text:list-item>
                        <text:list-item>
                          <text:p text:style-name="P92">明顯例子，<text:span text:style-name="T21">在 </text:span><text:span text:style-name="T12">XY平面的</text:span> <text:span text:style-name="T36">0</text:span><text:span text:style-name="T66">度，傾斜面的（XZ平面）傾斜角度 是 </text:span><text:span text:style-name="T67">0</text:span><text:span text:style-name="T66">度、水平面</text:span>。</text:p>
                        </text:list-item>
                      </text:list>
                    </text:list-item>
                    <text:list-item>
                      <text:p text:style-name="P94"><text:span text:style-name="T21">假定，在 </text:span><text:span text:style-name="T12">XY平面的 </text:span><text:span text:style-name="T66">θ</text:span><text:span text:style-name="T23">度</text:span><text:span text:style-name="T66">，傾斜面的（XZ平面）傾斜角度 是 </text:span><text:span text:style-name="T67">0</text:span><text:span text:style-name="T66">度</text:span>。</text:p>
                      <text:list>
                        <text:list-item>
                          <text:p text:style-name="P133"><text:span text:style-name="T10">360 &gt; </text:span><text:span text:style-name="T37">θ </text:span><text:span text:style-name="T38">&gt;</text:span><text:span text:style-name="T68"> </text:span><text:span text:style-name="T65">90</text:span>。</text:p>
                        </text:list-item>
                        <text:list-item>
                          <text:p text:style-name="P95">假定，該個體 從<text:span text:style-name="T12">（XY平面 的）</text:span><text:span text:style-name="T24">90</text:span><text:span text:style-name="T75">度（附近）往下滑</text:span>。</text:p>
                          <text:list>
                            <text:list-item>
                              <text:p text:style-name="P96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<text:span text:style-name="T21">假定，</text:span><text:span text:style-name="T22">該傾斜面的 高度 是 10000公尺</text:span>。</text:p>
                      <text:list>
                        <text:list-item>
                          <text:p text:style-name="P98">假定，<text:span text:style-name="T25">100</text:span><text:span text:style-name="T76">公</text:span><text:span text:style-name="T22">尺(以下)</text:span><text:span text:style-name="T21">，在 </text:span><text:span text:style-name="T12">XY平面的 </text:span><text:span text:style-name="T66">θ</text:span><text:span text:style-name="T23">度</text:span><text:span text:style-name="T66">，傾斜面的</text:span><text:span text:style-name="T22">(</text:span><text:span text:style-name="T66">XZ平面</text:span><text:span text:style-name="T22">)</text:span><text:span text:style-name="T66">傾斜角度 是 -</text:span><text:span text:style-name="T69">90</text:span><text:span text:style-name="T66">度</text:span>。</text:p>
                          <text:list>
                            <text:list-item>
                              <text:p text:style-name="P99"><text:span text:style-name="T70">30</text:span><text:span text:style-name="T68"> </text:span><text:span text:style-name="T77">≥</text:span><text:span text:style-name="T68"> </text:span><text:span text:style-name="T66">θ </text:span><text:span text:style-name="T77">≥</text:span><text:span text:style-name="T68"> 0</text:span>。</text:p>
                            </text:list-item>
                          </text:list>
                        </text:list-item>
                        <text:list-item>
                          <text:p text:style-name="P98">假定，<text:span text:style-name="T25">100</text:span><text:span text:style-name="T76">公</text:span><text:span text:style-name="T22">尺(以下)</text:span><text:span text:style-name="T21">，在 </text:span><text:span text:style-name="T12">XY平面的 </text:span><text:span text:style-name="T66">θ</text:span><text:span text:style-name="T23">度</text:span><text:span text:style-name="T66">，傾斜面的</text:span><text:span text:style-name="T22">(</text:span><text:span text:style-name="T66">XZ平面</text:span><text:span text:style-name="T22">)</text:span><text:span text:style-name="T66">傾斜角度 是 </text:span><text:span text:style-name="T71">10</text:span><text:span text:style-name="T66">度</text:span>。</text:p>
                          <text:list>
                            <text:list-item>
                              <text:p text:style-name="P100"><text:span text:style-name="T70">60</text:span><text:span text:style-name="T68"> </text:span><text:span text:style-name="T77">≥</text:span><text:span text:style-name="T68"> </text:span><text:span text:style-name="T66">θ </text:span><text:span text:style-name="T77">&gt;</text:span><text:span text:style-name="T68"> </text:span><text:span text:style-name="T70">3</text:span><text:span text:style-name="T68">0</text:span>。</text:p>
                            </text:list-item>
                          </text:list>
                        </text:list-item>
                        <text:list-item>
                          <text:p text:style-name="P98">假定，<text:span text:style-name="T25">100</text:span><text:span text:style-name="T76">公</text:span><text:span text:style-name="T22">尺(以下)</text:span><text:span text:style-name="T21">，在 </text:span><text:span text:style-name="T12">XY平面的 </text:span><text:span text:style-name="T66">θ</text:span><text:span text:style-name="T23">度</text:span><text:span text:style-name="T66">，傾斜面的</text:span><text:span text:style-name="T22">(</text:span><text:span text:style-name="T66">XZ平面</text:span><text:span text:style-name="T22">)</text:span><text:span text:style-name="T66">傾斜角度 是 -</text:span><text:span text:style-name="T74">2</text:span><text:span text:style-name="T71">0</text:span><text:span text:style-name="T66">度</text:span>。</text:p>
                          <text:list>
                            <text:list-item>
                              <text:p text:style-name="P100"><text:span text:style-name="T72">75</text:span><text:span text:style-name="T68"> </text:span><text:span text:style-name="T77">≥</text:span><text:span text:style-name="T68"> </text:span><text:span text:style-name="T66">θ </text:span><text:span text:style-name="T77">&gt;</text:span><text:span text:style-name="T68"> </text:span><text:span text:style-name="T73">60</text:span>。</text:p>
                            </text:list-item>
                          </text:list>
                        </text:list-item>
                        <text:list-item>
                          <text:p text:style-name="P101"><text:span text:style-name="T21">假定，在 </text:span><text:span text:style-name="T12">XY平面的 </text:span><text:span text:style-name="T66">θ</text:span><text:span text:style-name="T23">度</text:span><text:span text:style-name="T66">，傾斜面的（XZ平面）傾斜角度 是 -</text:span><text:span text:style-name="T71">10</text:span><text:span text:style-name="T66">度</text:span>。</text:p>
                          <text:list>
                            <text:list-item>
                              <text:p text:style-name="P134"><text:span text:style-name="T10">360 &gt; </text:span><text:span text:style-name="T37">θ </text:span><text:span text:style-name="T77">&gt;</text:span><text:span text:style-name="T68"> </text:span><text:span text:style-name="T72">75</text:span>。</text:p>
                            </text:list-item>
                          </text:list>
                        </text:list-item>
                        <text:list-item>
                          <text:p text:style-name="P102">假定，在 <text:span text:style-name="T22">高度 是 10000公尺，</text:span>該個體 從<text:span text:style-name="T12">（XY平面 的）</text:span><text:span text:style-name="T24">90</text:span><text:span text:style-name="T75">度（附近）往下滑</text:span>。</text:p>
                          <text:list>
                            <text:list-item>
                              <text:p text:style-name="P103">假定，在 <text:span text:style-name="T22">高度 </text:span><text:span text:style-name="T25">100</text:span><text:span text:style-name="T22">公尺（以下），</text:span>該個體 從<text:span text:style-name="T12">（XY平面 的）</text:span><text:span text:style-name="T28">9</text:span><text:span text:style-name="T26">0度 移動到 </text:span><text:span text:style-name="T29">75</text:span><text:span text:style-name="T75">度</text:span>。</text:p>
                            </text:list-item>
                            <text:list-item>
                              <text:p text:style-name="P104">假定，在 <text:span text:style-name="T22">高度 </text:span><text:span text:style-name="T25">100</text:span><text:span text:style-name="T22">公尺（以下），</text:span>該個體 從<text:span text:style-name="T12">（XY平面 的）</text:span><text:span text:style-name="T30">75</text:span><text:span text:style-name="T26">度~</text:span><text:span text:style-name="T30">6</text:span><text:span text:style-name="T27">0</text:span><text:span text:style-name="T75">度 往下滑</text:span>。</text:p>
                              <text:list>
                                <text:list-item>
                                  <text:p text:style-name="P105">該個體 走 區域型最短路徑。</text:p>
                                </text:list-item>
                                <text:list-item>
                                  <text:p text:style-name="P106">明顯例子，沒有意識的、本能和傳承還不夠高的 光 <text:span text:style-name="T48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7">假定，在 <text:span text:style-name="T22">高度 是 10000公尺，</text:span>該個體 從<text:span text:style-name="T12">（XY平面 的）</text:span><text:span text:style-name="T24">90</text:span><text:span text:style-name="T75">度（附近）往下滑</text:span>。</text:p>
                          <text:list>
                            <text:list-item>
                              <text:p text:style-name="P108">假定，在 <text:span text:style-name="T22">高度 </text:span><text:span text:style-name="T25">100</text:span><text:span text:style-name="T22">公尺（以上），</text:span>該個體 從<text:span text:style-name="T12">（XY平面 的）</text:span><text:span text:style-name="T28">9</text:span><text:span text:style-name="T26">0度 移動到 </text:span><text:span text:style-name="T27">30</text:span><text:span text:style-name="T75">度</text:span>。</text:p>
                            </text:list-item>
                            <text:list-item>
                              <text:p text:style-name="P108">假定，在 <text:span text:style-name="T22">高度 </text:span><text:span text:style-name="T25">100</text:span><text:span text:style-name="T22">公尺（以下），</text:span>該個體 從<text:span text:style-name="T12">（XY平面 的）</text:span><text:span text:style-name="T26">0度~</text:span><text:span text:style-name="T27">30</text:span><text:span text:style-name="T75">度 往下滑</text:span>。</text:p>
                              <text:list>
                                <text:list-item>
                                  <text:p text:style-name="P109">該個體 走 全域型最短路徑。</text:p>
                                </text:list-item>
                                <text:list-item>
                                  <text:p text:style-name="P110">明顯例子，有意識的、本能和傳承足夠高的 光 <text:span text:style-name="T48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明顯例子，假定，某一特定個體 玩 溜滑梯。</text:p>
                  <text:list>
                    <text:list-item>
                      <text:p text:style-name="P90">假定，有<text:span text:style-name="T12"> </text:span><text:span text:style-name="T19">10000個</text:span><text:span text:style-name="T63"> 溜滑梯 可以選擇。</text:span></text:p>
                    </text:list-item>
                    <text:list-item>
                      <text:p text:style-name="P90">假定，每一個 流滑梯的 入口的 高度 都在<text:span text:style-name="T12"> </text:span><text:span text:style-name="T20">10000</text:span><text:span text:style-name="T64">公尺。</text:span></text:p>
                    </text:list-item>
                    <text:list-item>
                      <text:p text:style-name="P90">假定，每一個 溜滑梯的 出口 都在<text:span text:style-name="T12"> </text:span><text:span text:style-name="T20">0公尺</text:span><text:span text:style-name="T64">、地平面</text:span>。</text:p>
                    </text:list-item>
                    <text:list-item>
                      <text:p text:style-name="P90">假定，每一個 溜滑梯 都是 連續、沒有斷裂。</text:p>
                    </text:list-item>
                    <text:list-item>
                      <text:p text:style-name="P90">假定，該個體 只看得到（每一個 溜滑梯的）入口的 傾斜度。</text:p>
                      <text:list>
                        <text:list-item>
                          <text:p text:style-name="P90">假定，該個體 選擇 入口（的）傾斜度 最高的 溜滑梯。</text:p>
                          <text:list>
                            <text:list-item>
                              <text:p text:style-name="P90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該個體 看得到（每一個 溜滑梯的）路徑長。</text:p>
                      <text:list>
                        <text:list-item>
                          <text:p text:style-name="P90">假定，該個體 選擇 路徑長 最短的 溜滑梯。</text:p>
                          <text:list>
                            <text:list-item>
                              <text:p text:style-name="P90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bookmark-start text:name="平衡"/>平衡<text:bookmark-end text:name="平衡"/></text:p>
          <text:list>
            <text:list-item>
              <text:p text:style-name="P90">明顯例子，力平衡。</text:p>
              <text:list>
                <text:list-item>
                  <text:p text:style-name="P111">平衡、尺度。</text:p>
                  <text:list>
                    <text:list-item>
                      <text:p text:style-name="P155"><text:span text:style-name="T53">力平衡，力 在 </text:span>古典尺度<text:span text:style-name="T53">、宏觀尺度 靜力平衡、</text:span>靜止<text:span text:style-name="T53">狀態</text:span>。</text:p>
                    </text:list-item>
                    <text:list-item>
                      <text:p text:style-name="P156"><text:span text:style-name="T53">力平衡，力 在 </text:span>微觀尺度<text:span text:style-name="T53"> 運動、</text:span>交互作用。</text:p>
                      <text:list>
                        <text:list-item>
                          <text:p text:style-name="P90">運動 的 明顯例子，震動、移動、旋轉。</text:p>
                        </text:list-item>
                        <text:list-item>
                          <text:p text:style-name="P90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90">明顯例子，假定，石頭 靜止不動。</text:p>
                      <text:list>
                        <text:list-item>
                          <text:p text:style-name="P90">石頭（仍然）擁有 力個體。</text:p>
                        </text:list-item>
                        <text:list-item>
                          <text:p text:style-name="P90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18">力平衡。</text:p>
                  <text:list>
                    <text:list-item>
                      <text:p text:style-name="P112">力平衡 <text:span text:style-name="T79">↔</text:span><text:span text:style-name="T78"> 宇宙恆定論、宇宙靜止不動論</text:span>。</text:p>
                    </text:list-item>
                    <text:list-item>
                      <text:p text:style-name="P113">力不平衡 <text:span text:style-name="T79">↔</text:span><text:span text:style-name="T78"> 宇宙膨脹論、宇宙收縮論</text:span>。</text:p>
                    </text:list-item>
                    <text:list-item>
                      <text:p text:style-name="P115">力 有機率 平衡、不平衡 <text:span text:style-name="T79">↔</text:span><text:span text:style-name="T78"> 宇宙個體論、個體宇宙觀</text:span>。</text:p>
                      <text:list>
                        <text:list-item>
                          <text:p text:style-name="P143">（<text:span text:style-name="T78">個體宇宙觀 的 相關描述在 </text:span><text:span text:style-name="T59">新生之書</text:span><text:span text:style-name="T78">的 </text:span><text:span text:style-name="T59">_</text:span><text:span text:style-name="T78"> 文件群的 </text:span><text:span text:style-name="T59">宇宙觀</text:span>）</text:p>
                        </text:list-item>
                        <text:list-item>
                          <text:p text:style-name="P114">明顯例子，石頭 有機率 靜止不動、等速運動、變速運動、慢速運動、高速運動。</text:p>
                          <text:list>
                            <text:list-item>
                              <text:p text:style-name="P114">力 有機率 離開 石頭，進入 動物、植物、靜物。</text:p>
                            </text:list-item>
                            <text:list-item>
                              <text:p text:style-name="P114">動物、植物、靜物 有機率蘊含 力。</text:p>
                              <text:list>
                                <text:list-item>
                                  <text:p text:style-name="P116">動物、植物、靜物 <text:span text:style-name="T79">↔</text:span><text:span text:style-name="T78"> </text:span><text:span text:style-name="T10">&lt;?</text:span><text:span text:style-name="T84">a</text:span><text:span text:style-name="T82">&gt;</text:span>。</text:p>
                                </text:list-item>
                                <text:list-item>
                                  <text:p text:style-name="P116">力 <text:span text:style-name="T79">↔</text:span><text:span text:style-name="T78"> </text:span><text:span text:style-name="T10">&lt;?</text:span><text:span text:style-name="T84">b</text:span><text:span text:style-name="T82">&gt;</text:span><text:span text:style-name="T80">個體。</text:span></text:p>
                                  <text:list>
                                    <text:list-item>
                                      <text:p text:style-name="P135"><text:span text:style-name="T10">n </text:span><text:span text:style-name="T38">≥</text:span><text:span text:style-name="T10"> a </text:span><text:span text:style-name="T38">&gt; b</text:span><text:span text:style-name="T10"> </text:span><text:span text:style-name="T38">≥</text:span><text:span text:style-name="T10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<text:span text:style-name="T10">假定，&lt;?</text:span><text:span text:style-name="T84">a</text:span><text:span text:style-name="T82">&gt;個體</text:span> 觀測<text:span text:style-name="T12"> &lt;?b&gt;個體</text:span>。</text:p>
              <text:list>
                <text:list-item>
                  <text:p text:style-name="P117">假定，<text:span text:style-name="T12">尺度，&lt;?</text:span><text:span text:style-name="T86">a&gt;個體 遠遠大於 &lt;?b&gt;個體</text:span>。</text:p>
                </text:list-item>
                <text:list-item>
                  <text:p text:style-name="P117">假定<text:span text:style-name="T12">，&lt;?</text:span><text:span text:style-name="T88">a&gt;個體 認定，&lt;?b&gt;個體 蘊含 &lt;?c&gt;個體</text:span><text:span text:style-name="T94">。</text:span></text:p>
                </text:list-item>
                <text:list-item>
                  <text:p text:style-name="P125">假定，<text:span text:style-name="T12">&lt;?</text:span><text:span text:style-name="T86">a&gt;個體 </text:span><text:span text:style-name="T87">有機率 </text:span>宏觀尺度型認定、<text:span text:style-name="T87">古典尺度型認定</text:span> <text:span text:style-name="T86">&lt;?b&gt;個體 &lt;?</text:span><text:span text:style-name="T88">c&gt;</text:span><text:span text:style-name="T86">平衡、靜止不動</text:span>。</text:p>
                  <text:list>
                    <text:list-item>
                      <text:p text:style-name="P119"><text:span text:style-name="T12">&lt;?</text:span><text:span text:style-name="T89">b</text:span><text:span text:style-name="T12">&gt;個</text:span>體（仍然）有機率有 生命、文明。</text:p>
                      <text:list>
                        <text:list-item>
                          <text:p text:style-name="P121"><text:span text:style-name="T91">某一特定</text:span><text:span text:style-name="T12">個</text:span>體<text:span text:style-name="T86"> </text:span><text:span text:style-name="T87">有機率認定，</text:span><text:span text:style-name="T12">&lt;?</text:span><text:span text:style-name="T89">b</text:span><text:span text:style-name="T12">&gt;個</text:span>體 是 有生命的個體<text:span text:style-name="T12">。</text:span></text:p>
                          <text:list>
                            <text:list-item>
                              <text:p text:style-name="P122"><text:span text:style-name="T12">該個體 的 明顯例子，&lt;?</text:span><text:span text:style-name="T86">a&gt;個體、</text:span><text:span text:style-name="T12">&lt;?</text:span><text:span text:style-name="T89">b</text:span><text:span text:style-name="T12">&gt;個</text:span>體、<text:span text:style-name="T12">&lt;?</text:span><text:span text:style-name="T90">c</text:span><text:span text:style-name="T12">&gt;個</text:span>體、人類個體<text:span text:style-name="T12">。</text:span></text:p>
                            </text:list-item>
                            <text:list-item>
                              <text:p text:style-name="P121"><text:span text:style-name="T12">該個</text:span>體<text:span text:style-name="T86"> </text:span><text:span text:style-name="T87">有機率認定，</text:span><text:span text:style-name="T12">&lt;?</text:span><text:span text:style-name="T89">b</text:span><text:span text:style-name="T12">&gt;個</text:span>體 有 生命（跡象）。</text:p>
                            </text:list-item>
                            <text:list-item>
                              <text:p text:style-name="P124"><text:span text:style-name="T12">該個</text:span>體<text:span text:style-name="T86"> </text:span><text:span text:style-name="T87">有機率認定，</text:span><text:span text:style-name="T12">&lt;?</text:span><text:span text:style-name="T89">b</text:span><text:span text:style-name="T12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3"><text:span text:style-name="T91">某一特定</text:span><text:span text:style-name="T12">個</text:span>體<text:span text:style-name="T86"> </text:span><text:span text:style-name="T87">有機率認定，</text:span><text:span text:style-name="T12">&lt;?</text:span><text:span text:style-name="T89">b</text:span><text:span text:style-name="T12">&gt;個</text:span>體 不是 有生命的個體<text:span text:style-name="T12">。</text:span></text:p>
                        </text:list-item>
                      </text:list>
                    </text:list-item>
                    <text:list-item>
                      <text:p text:style-name="P126"><text:span text:style-name="T88">&lt;?c&gt;個體</text:span>（仍然）<text:span text:style-name="T88">有機率有 生命、文明</text:span>。</text:p>
                      <text:list>
                        <text:list-item>
                          <text:p text:style-name="P120"><text:span text:style-name="T12">某一特定個</text:span>體<text:span text:style-name="T86"> </text:span><text:span text:style-name="T87">有機率認定，</text:span><text:span text:style-name="T88">&lt;?c&gt;個體</text:span> 是 生命、文明<text:span text:style-name="T12">。</text:span></text:p>
                          <text:list>
                            <text:list-item>
                              <text:p text:style-name="P127"><text:span text:style-name="T12">該個</text:span>體<text:span text:style-name="T86"> </text:span><text:span text:style-name="T87">有機率認定，</text:span><text:span text:style-name="T88">&lt;?c&gt;個體</text:span> 是 有生命的個體<text:span text:style-name="T12">。</text:span></text:p>
                              <text:list>
                                <text:list-item>
                                  <text:p text:style-name="P129"><text:span text:style-name="T12">該個體</text:span><text:span text:style-name="T86"> </text:span><text:span text:style-name="T87">有機率認定，</text:span><text:span text:style-name="T88">&lt;?c&gt;個體</text:span><text:span text:style-name="T12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28"><text:span text:style-name="T12">該個</text:span>體<text:span text:style-name="T86"> </text:span><text:span text:style-name="T87">有機率認定，</text:span><text:span text:style-name="T12">&lt;?</text:span><text:span text:style-name="T92">c</text:span><text:span text:style-name="T12">&gt;個</text:span>體 有 生命（跡象）<text:span text:style-name="T12">。</text:span></text:p>
                            </text:list-item>
                            <text:list-item>
                              <text:p text:style-name="P129"><text:span text:style-name="T12">該個</text:span>體<text:span text:style-name="T86"> </text:span><text:span text:style-name="T87">有機率認定，</text:span><text:span text:style-name="T12">&lt;?</text:span><text:span text:style-name="T93">c</text:span><text:span text:style-name="T12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3"><text:span text:style-name="T12">某一特定個</text:span>體<text:span text:style-name="T86"> </text:span><text:span text:style-name="T87">有機率認定，</text:span><text:span text:style-name="T88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宏觀尺度，人體 靜止不動。</text:p>
              <text:list>
                <text:list-item>
                  <text:p text:style-name="P123">古典尺度，人體 呼吸起伏。</text:p>
                </text:list-item>
                <text:list-item>
                  <text:p text:style-name="P123">微觀尺度，紅血球 在 血液循環系統 運動。</text:p>
                </text:list-item>
                <text:list-item>
                  <text:p text:style-name="P130">假定，某一特定個體 觀測 人體。</text:p>
                  <text:list>
                    <text:list-item>
                      <text:p text:style-name="P130">該個體 有機率宏觀尺度型認定，人體 不是 生命、文明。</text:p>
                      <text:list>
                        <text:list-item>
                          <text:p text:style-name="P130">該個體 有機率宏觀尺度認定，人體 是 一個靜止不動的點、無法觀測到的存在。</text:p>
                        </text:list-item>
                      </text:list>
                    </text:list-item>
                    <text:list-item>
                      <text:p text:style-name="P130">該個體 有機率古典尺度型認定，人體 是 生命，人體 不是 文明。</text:p>
                    </text:list-item>
                    <text:list-item>
                      <text:p text:style-name="P131">該個體 有機率微觀尺度型認定，人體 是 生命、文明。</text:p>
                      <text:list>
                        <text:list-item>
                          <text:p text:style-name="P130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6:54:32.203000000</dc:date>
    <meta:editing-duration>P20DT13H30M45S</meta:editing-duration>
    <meta:editing-cycles>16978</meta:editing-cycles>
    <meta:document-statistic meta:table-count="0" meta:image-count="0" meta:object-count="0" meta:page-count="1" meta:paragraph-count="276" meta:word-count="5378" meta:character-count="6707" meta:non-whitespace-character-count="5925"/>
  </office:meta>
</office:document-meta>
</file>